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933e5" officeooo:paragraph-rsid="001933e5"/>
    </style:style>
    <style:style style:name="P2" style:family="paragraph" style:parent-style-name="Standard">
      <style:text-properties officeooo:rsid="0016bd54" officeooo:paragraph-rsid="0016bd54"/>
    </style:style>
    <style:style style:name="P3" style:family="paragraph" style:parent-style-name="Standard">
      <style:text-properties officeooo:rsid="0016bd54" officeooo:paragraph-rsid="0017fadc"/>
    </style:style>
    <style:style style:name="P4" style:family="paragraph" style:parent-style-name="Standard">
      <style:text-properties officeooo:paragraph-rsid="0016bd54"/>
    </style:style>
    <style:style style:name="P5" style:family="paragraph" style:parent-style-name="Standard">
      <style:text-properties officeooo:paragraph-rsid="0017fadc"/>
    </style:style>
    <style:style style:name="P6" style:family="paragraph" style:parent-style-name="Standard">
      <style:text-properties officeooo:rsid="0017fadc" officeooo:paragraph-rsid="0017fadc"/>
    </style:style>
    <style:style style:name="P7" style:family="paragraph" style:parent-style-name="Standard">
      <style:text-properties officeooo:rsid="001933e5" officeooo:paragraph-rsid="001933e5"/>
    </style:style>
    <style:style style:name="P8" style:family="paragraph" style:parent-style-name="Text_20_body">
      <style:text-properties officeooo:rsid="0016bd54" officeooo:paragraph-rsid="0016bd54"/>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T1" style:family="text">
      <style:text-properties officeooo:rsid="0016bd54"/>
    </style:style>
    <style:style style:name="T2" style:family="text">
      <style:text-properties fo:font-weight="normal" style:font-weight-asian="normal" style:font-weight-complex="normal"/>
    </style:style>
    <style:style style:name="T3" style:family="text">
      <style:text-properties fo:font-weight="normal" officeooo:rsid="0016bd54" style:font-weight-asian="normal" style:font-weight-complex="normal"/>
    </style:style>
    <style:style style:name="T4" style:family="text">
      <style:text-properties fo:font-weight="normal" officeooo:rsid="0016cdf6" style:font-weight-asian="normal" style:font-weight-complex="normal"/>
    </style:style>
    <style:style style:name="T5" style:family="text">
      <style:text-properties fo:font-weight="normal" officeooo:rsid="001732ed" style:font-weight-asian="normal" style:font-weight-complex="normal"/>
    </style:style>
    <style:style style:name="T6" style:family="text">
      <style:text-properties officeooo:rsid="0016cdf6"/>
    </style:style>
    <style:style style:name="T7" style:family="text">
      <style:text-properties officeooo:rsid="001732e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Pour commencer, </text:span><text:span text:style-name="Strong_20_Emphasis"><text:span text:style-name="T2">Un NeRF </text:span></text:span><text:span text:style-name="Strong_20_Emphasis"><text:span text:style-name="T3">(</text:span></text:span><text:span text:style-name="Strong_20_Emphasis"><text:span text:style-name="T2">Neural Radiance Field</text:span></text:span><text:span text:style-name="Strong_20_Emphasis"><text:span text:style-name="T3">)</text:span></text:span><text:span text:style-name="Strong_20_Emphasis"><text:span text:style-name="T2"> </text:span></text:span>est une méthode qui représente une scène 3D dans les poids d’un réseau de neurones entièrement connecté, appelé perceptron multicouche (MLP, pour <text:span text:style-name="Emphasis">Multi-Layer Perceptron</text:span>).</text:p>
      <text:p text:style-name="P4"/>
      <text:p text:style-name="P2">L’idée général est de donner un ensemble d’images 2D prisent sous différent angles de vues à ce réseau pour génrer une scène sous tout les angles de point de vues. Permettant ainsi de générer ensuite des nouvelles vues sous des angles non appris par le réseau.</text:p>
      <text:p text:style-name="P2"/>
      <text:p text:style-name="P2"/>
      <text:p text:style-name="P2"/>
      <text:p text:style-name="P5"><text:span text:style-name="T1">Mais la particularité de ce modèle par rapport aux modèles 3D classique est le fait de réprésenter implicitement la scène. En effet </text:span><text:span text:style-name="T6">c</text:span>ontrairement aux méthodes classiques <text:span text:style-name="T6">vue précédemment </text:span>qui utilisent des représentations explicites comme des maillages des voxels ou <text:span text:style-name="T6">encore </text:span>des nuages de points <text:span text:style-name="T6">pour représenter la scène</text:span>,<text:span text:style-name="T2"> </text:span><text:span text:style-name="Strong_20_Emphasis"><text:span text:style-name="T2">le NeRF </text:span></text:span><text:span text:style-name="Strong_20_Emphasis"><text:span text:style-name="T4">l’encode</text:span></text:span><text:span text:style-name="Strong_20_Emphasis"><text:span text:style-name="T2"> dans une fonction continue</text:span></text:span><text:span text:style-name="T2">. </text:span></text:p>
      <text:p text:style-name="P3"><text:span text:style-name="T2">FΘ : (</text:span><text:span text:style-name="T5">X</text:span><text:span text:style-name="T2">, d) → (c, σ).</text:span></text:p>
      <text:p text:style-name="P5">Cette fonction prend en entrée une position spatiale <text:span text:style-name="T7">X = </text:span>(x,y,z) ainsi qu’une direction d’observation <text:span text:style-name="T7">d = </text:span>(θ,ϕ), et renvoie <text:span text:style-name="T6">la couleur </text:span>c = (r, g, b) <text:span text:style-name="T6">ainsi que la densité </text:span>σ</text:p>
      <text:p text:style-name="P2"/>
      <text:p text:style-name="P6">Voici l’architecture général du modèle : </text:p>
      <text:p text:style-name="P6"/>
      <text:p text:style-name="P6"/>
      <text:p text:style-name="P6"/>
      <text:p text:style-name="P8">L’encodage positionnel est une transformation mathématique appliquée aux coordonnées d’entrée du réseau de neurones, utilisée dans NeRF pour permettre au MLP d’apprendre des détails à haute fréquence (comme les bords nets ou les textures fines).</text:p>
      <text:p text:style-name="Text_20_body">Le principe est le suivant : </text:p>
      <text:p text:style-name="Text_20_body">Au lieu de fournir directement les coordonnées (x, y, z) et la direction (θ, φ) , on les encode à l’aide de fonctions sinusoïdales de différentes fréquences :</text:p>
      <text:p text:style-name="Text_20_body">Cela projette les coordonnées dans un espace de plus haute dimension, où le MLP peut plus facilement approximer des fonctions complexes, en particulier celles qui varient rapidement (textures, réflexions, contours...)</text:p>
      <text:p text:style-name="P2"/>
      <text:p text:style-name="P2"/>
      <text:p text:style-name="P8">Il existe de nombreux modèles de NeRF (Neural Radiance Fields) dans la littérature, capables de répondre à des problématiques variées. Cependant, les contraintes spécifiques à ce stage nécessitent une attention particulière.</text:p>
      <text:p text:style-name="Text_20_body">L’hypothèse de ce stage repose sur l’utilisation d’images satellites. Plusieurs contraintes découlent de l’exploitation de ces données.</text:p>
      <text:p text:style-name="P8">Le premier problème rencontré concerne la taille des scènes. En effet, les premiers modèles de NeRF ont été conçus principalement pour des objets de petite taille ou des scènes locales, capturés à courte distance.</text:p>
      <text:p text:style-name="Text_20_body">Par la suite, d’autres variantes de NeRF ont été développées pour modéliser des scènes de plus grande envergure, comme Mega-NeRF, Mip-NeRF 360, ou encore Block-NeRF, capables de gérer des environnements complexes à grande échelle.</text:p>
      <text:p text:style-name="Text_20_body"><text:soft-page-break/>Cependant, ces modèles à grande échelle nécessitent généralement des ensembles de données très important, comprenant plusieurs centaines, voire plus de 1000 images prises sous différents points de vue.</text:p>
      <text:p text:style-name="Text_20_body">Or, en imagerie satellite, on dispose raremeng d’autant de données multi-vues sur une même zone, avec une couverture spatiale et angulaire suffisante. Cela rends difficile l'application de ces NeRFs dans un contexte satellitaire.</text:p>
      <text:p text:style-name="P7">Malgré cela, plusieurs variantes de NeRF ont tout de même été développées spécifiquement pour l’imagerie satellite.</text:p>
      <text:p text:style-name="P7"/>
      <text:p text:style-name="P7"/>
      <text:p text:style-name="P7"/>
      <text:p text:style-name="P7"/>
      <text:p text:style-name="P7"/>
      <text:h text:style-name="P1" text:outline-level="2">Principales différences avec NeRF</text:h>
      <text:h text:style-name="Heading_20_3" text:outline-level="3">1. 🌞 <text:span text:style-name="Strong_20_Emphasis">Modèle explicite d’éclairage</text:span></text:h>
      <text:list xml:id="list1554221948" text:style-name="L1">
        <text:list-item>
          <text:p text:style-name="P9"><text:span text:style-name="Strong_20_Emphasis">NeRF classique</text:span> suppose un modèle d’émission uniforme (pas de source lumineuse modélisée).</text:p>
        </text:list-item>
        <text:list-item>
          <text:p text:style-name="P9"><text:span text:style-name="Strong_20_Emphasis">S-NeRF</text:span> modélise <text:span text:style-name="Strong_20_Emphasis">deux sources d’éclairage</text:span> :</text:p>
          <text:list>
            <text:list-item>
              <text:p text:style-name="P9"><text:span text:style-name="Strong_20_Emphasis">Lumière directe</text:span> du <text:span text:style-name="Strong_20_Emphasis">soleil</text:span> (blanche, directionnelle).</text:p>
            </text:list-item>
            <text:list-item>
              <text:p text:style-name="P9"><text:span text:style-name="Strong_20_Emphasis">Lumière diffuse</text:span> du <text:span text:style-name="Strong_20_Emphasis">ciel</text:span> (colorée, isotrope).</text:p>
            </text:list-item>
          </text:list>
        </text:list-item>
        <text:list-item>
          <text:p text:style-name="P9">Cela permet de distinguer les <text:span text:style-name="Strong_20_Emphasis">zones éclairées</text:span> des <text:span text:style-name="Strong_20_Emphasis">zones d’ombre</text:span>, et de comprendre la <text:span text:style-name="Strong_20_Emphasis">contribution relative du soleil et du ciel</text:span> dans la scène.</text:p>
        </text:list-item>
      </text:list>
      <text:p text:style-name="Horizontal_20_Line"/>
      <text:h text:style-name="Heading_20_3" text:outline-level="3">2. 🔦 <text:span text:style-name="Strong_20_Emphasis">Fonction de visibilité solaire</text:span></text:h>
      <text:list xml:id="list389843189" text:style-name="L2">
        <text:list-item>
          <text:p text:style-name="P10">S-NeRF introduit une <text:span text:style-name="Strong_20_Emphasis">fonction de visibilité du soleil</text:span> <text:span text:style-name="Source_20_Text">s(x, ω_s)</text:span> qui estime si un point de la scène est visible ou non depuis le soleil.</text:p>
        </text:list-item>
        <text:list-item>
          <text:p text:style-name="P10">Cette fonction permet de mieux gérer les <text:span text:style-name="Strong_20_Emphasis">ombres portées</text:span> et les variations d’éclairage entre vues.</text:p>
        </text:list-item>
      </text:list>
      <text:p text:style-name="Horizontal_20_Line"/>
      <text:h text:style-name="Heading_20_3" text:outline-level="3">3. 🧪 <text:span text:style-name="Strong_20_Emphasis">Rayons de correction solaire</text:span></text:h>
      <text:list xml:id="list4219990927" text:style-name="L3">
        <text:list-item>
          <text:p text:style-name="P11">Des <text:span text:style-name="Strong_20_Emphasis">rayons supplémentaires</text:span> sont lancés <text:span text:style-name="Strong_20_Emphasis">depuis le soleil vers la scène</text:span> pendant l'entraînement.</text:p>
        </text:list-item>
        <text:list-item>
          <text:p text:style-name="P11">Ces <text:span text:style-name="Strong_20_Emphasis">solar correction rays</text:span> servent à <text:span text:style-name="Strong_20_Emphasis">améliorer l’apprentissage de la fonction de visibilité</text:span>, en <text:span text:style-name="Strong_20_Emphasis">pénalisant les incohérences</text:span> entre la visibilité estimée et la transparence effective du volume.</text:p>
        </text:list-item>
      </text:list>
      <text:p text:style-name="Horizontal_20_Line"/>
      <text:h text:style-name="Heading_20_3" text:outline-level="3"><text:soft-page-break/>4. ⛰️ <text:span text:style-name="Strong_20_Emphasis">Échantillonnage basé sur l’altitude (Z)</text:span></text:h>
      <text:list xml:id="list3052070205" text:style-name="L4">
        <text:list-item>
          <text:p text:style-name="P12">NeRF échantillonne le long du <text:span text:style-name="Strong_20_Emphasis">rayon caméra</text:span>, ce qui n’est pas optimal pour des scènes terrestres majoritairement plates.</text:p>
        </text:list-item>
        <text:list-item>
          <text:p text:style-name="P12">S-NeRF échantillonne <text:span text:style-name="Strong_20_Emphasis">le long de l’axe vertical (altitude)</text:span>, ce qui :</text:p>
          <text:list>
            <text:list-item>
              <text:p text:style-name="P12">Mieux correspond aux paysages vus du satellite.</text:p>
            </text:list-item>
            <text:list-item>
              <text:p text:style-name="P12">Évite d’introduire des paramètres dépendants du capteur.</text:p>
            </text:list-item>
          </text:list>
        </text:list-item>
      </text:list>
      <text:p text:style-name="Horizontal_20_Line"/>
      <text:h text:style-name="Heading_20_3" text:outline-level="3">5. 🎨 <text:span text:style-name="Strong_20_Emphasis">Décomposition albédo / lumière</text:span></text:h>
      <text:list xml:id="list3131145092" text:style-name="L5">
        <text:list-item>
          <text:p text:style-name="P13">Au lieu de prédire directement une couleur RGB, S-NeRF prédit :</text:p>
          <text:list>
            <text:list-item>
              <text:p text:style-name="P13"><text:span text:style-name="Strong_20_Emphasis">L’albédo</text:span> (couleur propre de la surface sans ombrage).</text:p>
            </text:list-item>
            <text:list-item>
              <text:p text:style-name="P13">La <text:span text:style-name="Strong_20_Emphasis">lumière incidente totale</text:span> (irradiance) combinant soleil + ciel.</text:p>
            </text:list-item>
          </text:list>
        </text:list-item>
        <text:list-item>
          <text:p text:style-name="P13">Cela permet :</text:p>
          <text:list>
            <text:list-item>
              <text:p text:style-name="P13">De générer des images <text:span text:style-name="Strong_20_Emphasis">sans ombre</text:span>.</text:p>
            </text:list-item>
            <text:list-item>
              <text:p text:style-name="P13">De <text:span text:style-name="Strong_20_Emphasis">détecter les ombres</text:span> et <text:span text:style-name="Strong_20_Emphasis">enlever les objets transitoires</text:span> (ex : voitures).</text:p>
            </text:list-item>
          </text:list>
        </text:list-item>
      </text:list>
      <text:p text:style-name="P7"/>
      <text:p text:style-name="P7"/>
      <text:p text:style-name="P7"/>
      <text:p text:style-name="P7"/>
      <text:p text:style-name="P7"/>
      <text:p text:style-name="P7"/>
      <text:p text:style-name="P7"/>
      <text:p text:style-name="P7"/>
      <text:p text:style-name="P7"/>
      <text:p text:style-name="P7"/>
      <text:p text:style-name="P7"/>
      <text:h text:style-name="P1" text:outline-level="2">Le modèle de caméra <text:span text:style-name="Emphasis">pinhole</text:span></text:h>
      <text:p text:style-name="Text_20_body">Le <text:span text:style-name="Strong_20_Emphasis">modèle de caméra pinhole</text:span> (ou <text:span text:style-name="Emphasis">sténopé</text:span>) est le modèle géométrique le plus simple et le plus largement utilisé pour décrire la projection d’un point 3D du monde réel sur une image 2D. Il repose sur une hypothèse idéale : la lumière passe à travers un point unique — le <text:span text:style-name="Strong_20_Emphasis">centre optique</text:span> — et est projetée sur un <text:span text:style-name="Strong_20_Emphasis">plan image</text:span> placé à une distance focale f.</text:p>
      <text:p text:style-name="Horizontal_20_Line"/>
      <text:h text:style-name="Heading_20_3" text:outline-level="3">🔍 Projection géométrique</text:h>
      <text:p text:style-name="Text_20_body">Dans ce modèle, un point 3D du monde (X,Y,Z)T est projeté sur un point du plan image selon :</text:p>
      <text:p text:style-name="Text_20_body">(X,Y,Z)T↦(ZfX​,ZfY​)T </text:p>
      <text:p text:style-name="Text_20_body">Ce type de projection est dit <text:span text:style-name="Strong_20_Emphasis">centrale</text:span> (ou projective) : les rayons convergent tous vers un seul point, le centre de la caméra. Le plan Z=f est appelé <text:span text:style-name="Strong_20_Emphasis">plan image</text:span> (ou <text:span text:style-name="Emphasis">focal plane</text:span>), et l'axe perpendiculaire à ce plan est appelé <text:span text:style-name="Strong_20_Emphasis">axe principal</text:span>.</text:p>
      <text:p text:style-name="Horizontal_20_Line"><text:soft-page-break/></text:p>
      <text:h text:style-name="Heading_20_3" text:outline-level="3">📐 Modèle matriciel</text:h>
      <text:p text:style-name="Text_20_body">En coordonnées homogènes, la projection centrale peut être représentée comme une <text:span text:style-name="Strong_20_Emphasis">multiplication matricielle</text:span> :</text:p>
      <text:p text:style-name="Text_20_body"> (simplifi​xy1​​=Calibration (simplifieˊe)​f00​0f0​001​​​​⋅​X/ZY/Z1​​ </text:p>
      <text:p text:style-name="Text_20_body">Dans la pratique, on ajoute :</text:p>
      <text:list xml:id="list1743123346" text:style-name="L6">
        <text:list-item>
          <text:p text:style-name="P14">une <text:span text:style-name="Strong_20_Emphasis">translation du point principal</text:span> (là où l’axe optique coupe le plan image),</text:p>
        </text:list-item>
        <text:list-item>
          <text:p text:style-name="P14">une possible <text:span text:style-name="Strong_20_Emphasis">différence d’échelle entre les axes x et y</text:span> (due à la résolution du capteur),</text:p>
        </text:list-item>
        <text:list-item>
          <text:p text:style-name="P14">un <text:span text:style-name="Strong_20_Emphasis">paramètre de skew</text:span> (souvent nul).</text:p>
        </text:list-item>
      </text:list>
      <text:p text:style-name="Text_20_body">La <text:span text:style-name="Strong_20_Emphasis">matrice de calibration K</text:span> complète est donc :</text:p>
      <text:p text:style-name="Text_20_body">K=​αx​00​sαy​0​px​py​1​​ </text:p>
      <text:p text:style-name="Text_20_body">avec :</text:p>
      <text:list xml:id="list4027627925" text:style-name="L7">
        <text:list-item>
          <text:p text:style-name="P15">αx​=f⋅mx​, αy​=f⋅my​ : distance focale exprimée en pixels,</text:p>
        </text:list-item>
        <text:list-item>
          <text:p text:style-name="P15">(px​,py​) : coordonnées du point principal,</text:p>
        </text:list-item>
        <text:list-item>
          <text:p text:style-name="P15">s : skew (souvent nul),</text:p>
        </text:list-item>
        <text:list-item>
          <text:p text:style-name="P15">mx​,my​ : taille du pixel selon x et y.</text:p>
        </text:list-item>
      </text:list>
      <text:p text:style-name="Horizontal_20_Line"/>
      <text:h text:style-name="Heading_20_3" text:outline-level="3">🔄 Transformation monde → caméra</text:h>
      <text:p text:style-name="Text_20_body">Les points 3D sont généralement exprimés dans un <text:span text:style-name="Strong_20_Emphasis">repère monde</text:span>. Il faut donc appliquer une <text:span text:style-name="Strong_20_Emphasis">transformation rigide</text:span> (rotation + translation) pour les exprimer dans le repère caméra :</text:p>
      <text:p text:style-name="Text_20_body">Xcam​=R⋅X+t </text:p>
      <text:p text:style-name="Text_20_body">où :</text:p>
      <text:list xml:id="list2306289702" text:style-name="L8">
        <text:list-item>
          <text:p text:style-name="P16">R est une matrice de rotation 3×3,</text:p>
        </text:list-item>
        <text:list-item>
          <text:p text:style-name="P16">t est un vecteur de translation 3×1.</text:p>
        </text:list-item>
      </text:list>
      <text:p text:style-name="Horizontal_20_Line"/>
      <text:h text:style-name="Heading_20_3" text:outline-level="3">📸 Modèle final de caméra</text:h>
      <text:p text:style-name="Text_20_body">La projection complète est donc donnée par :</text:p>
      <text:p text:style-name="Text_20_body">x=K[R∣t]X </text:p>
      <text:p text:style-name="Text_20_body">Le produit P=K[R∣t] est appelé <text:span text:style-name="Strong_20_Emphasis">matrice de projection</text:span> de la caméra. Il contient :</text:p>
      <text:list xml:id="list1262383445" text:style-name="L9">
        <text:list-item>
          <text:p text:style-name="P17">les <text:span text:style-name="Strong_20_Emphasis">paramètres internes</text:span> (matrice K, fixes pour un capteur donné),</text:p>
        </text:list-item>
        <text:list-item>
          <text:p text:style-name="P17">les <text:span text:style-name="Strong_20_Emphasis">paramètres externes</text:span> (position et orientation de la caméra dans le monde).</text:p>
        </text:list-item>
      </text:list>
      <text:p text:style-name="Horizontal_20_Line"/>
      <text:h text:style-name="Heading_20_3" text:outline-level="3"><text:soft-page-break/>✅ Avantages du modèle pinhole</text:h>
      <text:list xml:id="list4080409932" text:style-name="L10">
        <text:list-item>
          <text:p text:style-name="P18">Simple et analytique,</text:p>
        </text:list-item>
        <text:list-item>
          <text:p text:style-name="P18">Suffisant pour la majorité des capteurs photographiques et caméras classiques,</text:p>
        </text:list-item>
        <text:list-item>
          <text:p text:style-name="P18">Facilement inversible et utilisable dans la <text:span text:style-name="Strong_20_Emphasis">vision par ordinateur</text:span> (SfM, SLAM, NeRF...).</text:p>
        </text:list-item>
      </text:list>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0T21:18:56.596618805</meta:creation-date>
    <dc:date>2025-07-31T00:07:15.170410507</dc:date>
    <meta:editing-duration>PT27M6S</meta:editing-duration>
    <meta:editing-cycles>1</meta:editing-cycles>
    <meta:document-statistic meta:table-count="0" meta:image-count="0" meta:object-count="0" meta:page-count="5" meta:paragraph-count="78" meta:word-count="1106" meta:character-count="7026" meta:non-whitespace-character-count="5791"/>
    <meta:generator>LibreOffice/7.3.7.2$Linux_X86_64 LibreOffice_project/30$Build-2</meta:generator>
  </office:meta>
</office:document-meta>
</file>